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3b1ec5" officeooo:paragraph-rsid="00131f4f"/>
    </style:style>
    <style:style style:name="P2" style:family="paragraph" style:parent-style-name="Standard">
      <style:text-properties fo:language="en" fo:country="US" fo:font-weight="bold" officeooo:rsid="0032f19b" officeooo:paragraph-rsid="00131f4f" fo:background-color="transparent" style:font-weight-asian="bold" style:font-weight-complex="bold"/>
    </style:style>
    <style:style style:name="P3" style:family="paragraph" style:parent-style-name="Standard">
      <style:text-properties fo:language="en" fo:country="US" fo:font-weight="bold" officeooo:rsid="001e4eb8" officeooo:paragraph-rsid="00131f4f" style:font-weight-asian="bold" style:font-weight-complex="bold"/>
    </style:style>
    <style:style style:name="P4" style:family="paragraph" style:parent-style-name="Standard">
      <style:text-properties fo:language="en" fo:country="US" fo:font-weight="bold" officeooo:paragraph-rsid="00131f4f" style:font-weight-asian="bold" style:font-weight-complex="bold"/>
    </style:style>
    <style:style style:name="P5" style:family="paragraph" style:parent-style-name="Standard">
      <style:text-properties fo:language="en" fo:country="US" officeooo:rsid="00119e79" officeooo:paragraph-rsid="00131f4f"/>
    </style:style>
    <style:style style:name="P6" style:family="paragraph" style:parent-style-name="Standard">
      <style:text-properties fo:language="en" fo:country="US" fo:font-weight="normal" officeooo:rsid="00357d7d" officeooo:paragraph-rsid="0014eac0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100f487" officeooo:paragraph-rsid="00131f4f" fo:background-color="#dddddd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100f487" officeooo:paragraph-rsid="00763d2a" fo:background-color="#dddddd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100f487" officeooo:paragraph-rsid="007973be" fo:background-color="#dddddd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100f487" officeooo:paragraph-rsid="007f6d2f" fo:background-color="#dddddd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100f487" officeooo:paragraph-rsid="0082e481" fo:background-color="#dddddd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100f487" officeooo:paragraph-rsid="009dec6d" fo:background-color="#dddddd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100f487" officeooo:paragraph-rsid="00b4ed8c" fo:background-color="#dddddd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100f487" officeooo:paragraph-rsid="0075f57d" fo:background-color="#dddddd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08422d3" officeooo:paragraph-rsid="008f7c79" fo:background-color="transparent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08422d3" officeooo:paragraph-rsid="00928b31" fo:background-color="transparent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08422d3" officeooo:paragraph-rsid="009d56b0" fo:background-color="transparent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08422d3" officeooo:paragraph-rsid="008422d3" fo:background-color="transparent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093d7f0" officeooo:paragraph-rsid="0093d7f0" fo:background-color="transparent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095a034" officeooo:paragraph-rsid="0095a034" fo:background-color="transparent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095a034" officeooo:paragraph-rsid="009d56b0" fo:background-color="transparent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09dec6d" officeooo:paragraph-rsid="00bac1aa" fo:background-color="transparent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0136227" officeooo:paragraph-rsid="008422d3" fo:background-color="transparent" style:font-weight-asian="normal" style:font-weight-complex="normal"/>
    </style:style>
    <style:style style:name="P24" style:family="paragraph" style:parent-style-name="Standard">
      <style:text-properties fo:language="en" fo:country="US" fo:font-weight="normal" officeooo:rsid="00b2a5bd" officeooo:paragraph-rsid="00b2a5bd" fo:background-color="transparent" style:font-weight-asian="normal" style:font-weight-complex="normal"/>
    </style:style>
    <style:style style:name="P25" style:family="paragraph" style:parent-style-name="Standard">
      <style:text-properties fo:language="en" fo:country="US" fo:font-weight="normal" officeooo:rsid="00b2a5bd" officeooo:paragraph-rsid="00b36796" fo:background-color="transparent" style:font-weight-asian="normal" style:font-weight-complex="normal"/>
    </style:style>
    <style:style style:name="P26" style:family="paragraph" style:parent-style-name="Standard">
      <style:text-properties fo:language="en" fo:country="US" fo:font-weight="normal" officeooo:rsid="00b36796" officeooo:paragraph-rsid="00b36796" fo:background-color="transparent" style:font-weight-asian="normal" style:font-weight-complex="normal"/>
    </style:style>
    <style:style style:name="P27" style:family="paragraph" style:parent-style-name="Standard">
      <style:text-properties fo:language="en" fo:country="US" officeooo:rsid="001b8640" officeooo:paragraph-rsid="00131f4f"/>
    </style:style>
    <style:style style:name="P28" style:family="paragraph" style:parent-style-name="Standard">
      <style:text-properties fo:language="en" fo:country="US" officeooo:rsid="00119e79" officeooo:paragraph-rsid="0035de4d" fo:background-color="transparent"/>
    </style:style>
    <style:style style:name="P29" style:family="paragraph" style:parent-style-name="Standard">
      <style:text-properties fo:language="en" fo:country="US" officeooo:rsid="00119e79" officeooo:paragraph-rsid="0075f57d" fo:background-color="transparent"/>
    </style:style>
    <style:style style:name="P30" style:family="paragraph" style:parent-style-name="Standard">
      <style:text-properties fo:language="en" fo:country="US" officeooo:rsid="00119e79" officeooo:paragraph-rsid="007bf763" fo:background-color="transparent"/>
    </style:style>
    <style:style style:name="P31" style:family="paragraph" style:parent-style-name="Standard">
      <style:text-properties fo:language="en" fo:country="US" officeooo:rsid="00119e79" officeooo:paragraph-rsid="008ae3fb" fo:background-color="transparent"/>
    </style:style>
    <style:style style:name="P32" style:family="paragraph" style:parent-style-name="Standard">
      <style:text-properties fo:language="en" fo:country="US" officeooo:rsid="00119e79" officeooo:paragraph-rsid="008385af" fo:background-color="transparent"/>
    </style:style>
    <style:style style:name="P33" style:family="paragraph" style:parent-style-name="Standard">
      <style:text-properties fo:language="en" fo:country="US" officeooo:rsid="007e216c" officeooo:paragraph-rsid="007f6d2f" fo:background-color="transparent"/>
    </style:style>
    <style:style style:name="P34" style:family="paragraph" style:parent-style-name="Standard">
      <style:text-properties fo:language="en" fo:country="US" officeooo:rsid="00815d26" officeooo:paragraph-rsid="00815d26" fo:background-color="transparent"/>
    </style:style>
    <style:style style:name="P35" style:family="paragraph" style:parent-style-name="Standard">
      <style:text-properties fo:language="en" fo:country="US" officeooo:rsid="00815d26" officeooo:paragraph-rsid="0082e481" fo:background-color="transparent"/>
    </style:style>
    <style:style style:name="P36" style:family="paragraph" style:parent-style-name="Standard">
      <style:text-properties fo:language="en" fo:country="US" officeooo:rsid="008ae3fb" officeooo:paragraph-rsid="008b5478" fo:background-color="transparent"/>
    </style:style>
    <style:style style:name="P37" style:family="paragraph" style:parent-style-name="Standard">
      <style:text-properties fo:language="en" fo:country="US" officeooo:rsid="008ae3fb" officeooo:paragraph-rsid="00bac1aa" fo:background-color="transparent"/>
    </style:style>
    <style:style style:name="P38" style:family="paragraph" style:parent-style-name="Standard">
      <style:text-properties fo:language="en" fo:country="US" fo:font-style="normal" fo:font-weight="normal" officeooo:rsid="0100f487" officeooo:paragraph-rsid="008ae3fb" fo:background-color="#dddddd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language="en" fo:country="US" fo:font-style="normal" fo:font-weight="normal" officeooo:rsid="0100f487" officeooo:paragraph-rsid="008385af" fo:background-color="#dddddd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language="en" fo:country="US" fo:font-style="normal" fo:font-weight="normal" officeooo:rsid="0100f487" officeooo:paragraph-rsid="008f7c79" fo:background-color="#dddddd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language="en" fo:country="US" fo:font-style="normal" fo:font-weight="normal" officeooo:rsid="0100f487" officeooo:paragraph-rsid="009ca3e9" fo:background-color="#dddddd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language="en" fo:country="US" fo:font-style="normal" fo:font-weight="normal" officeooo:rsid="0100f487" officeooo:paragraph-rsid="009dec6d" fo:background-color="#dddddd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language="en" fo:country="US" fo:font-style="normal" fo:font-weight="normal" officeooo:rsid="0100f487" officeooo:paragraph-rsid="00af3ca1" fo:background-color="#dddddd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language="en" fo:country="US" fo:font-style="normal" fo:font-weight="normal" officeooo:rsid="0100f487" officeooo:paragraph-rsid="00abe236" fo:background-color="#dddddd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language="en" fo:country="US" fo:font-style="normal" fo:font-weight="normal" officeooo:rsid="0100f487" officeooo:paragraph-rsid="00b19cd6" fo:background-color="#dddddd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language="en" fo:country="US" fo:font-style="normal" fo:font-weight="normal" officeooo:rsid="0100f487" officeooo:paragraph-rsid="00b36796" fo:background-color="#dddddd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language="en" fo:country="US" fo:font-style="normal" fo:font-weight="normal" officeooo:rsid="0100f487" officeooo:paragraph-rsid="0093d7f0" fo:background-color="#dddddd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language="en" fo:country="US" fo:font-style="normal" fo:font-weight="normal" officeooo:rsid="0100f487" officeooo:paragraph-rsid="00b80be9" fo:background-color="#dddddd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ize="6pt" fo:language="en" fo:country="US" fo:font-weight="bold" officeooo:rsid="001e4eb8" officeooo:paragraph-rsid="0014818c" style:font-size-asian="6pt" style:font-weight-asian="bold" style:font-size-complex="6pt" style:font-weight-complex="bold"/>
    </style:style>
    <style:style style:name="P50" style:family="paragraph" style:parent-style-name="Standard">
      <style:text-properties fo:font-size="6pt" fo:language="en" fo:country="US" fo:font-weight="bold" officeooo:rsid="00119e79" officeooo:paragraph-rsid="00131f4f" fo:background-color="#ffff00" style:font-size-asian="5.25pt" style:font-weight-asian="bold" style:font-size-complex="6pt" style:font-weight-complex="bold"/>
    </style:style>
    <style:style style:name="P51" style:family="paragraph" style:parent-style-name="Standard">
      <style:text-properties fo:font-size="6pt" fo:language="en" fo:country="US" fo:font-weight="normal" officeooo:rsid="003b1ec5" officeooo:paragraph-rsid="00131f4f" style:font-size-asian="6pt" style:font-weight-asian="normal" style:font-size-complex="6pt" style:font-weight-complex="normal"/>
    </style:style>
    <style:style style:name="P52" style:family="paragraph" style:parent-style-name="Standard">
      <style:text-properties fo:color="#999999" fo:language="en" fo:country="US" fo:font-weight="bold" officeooo:rsid="001e4eb8" officeooo:paragraph-rsid="0014818c" style:font-weight-asian="bold" style:font-weight-complex="bold"/>
    </style:style>
    <style:style style:name="P53" style:family="paragraph" style:parent-style-name="Standard">
      <style:text-properties fo:color="#999999" fo:language="en" fo:country="US" fo:font-weight="bold" officeooo:rsid="003b1ec5" officeooo:paragraph-rsid="00131f4f" style:font-weight-asian="bold" style:font-weight-complex="bold"/>
    </style:style>
    <style:style style:name="P54" style:family="paragraph" style:parent-style-name="Standard">
      <style:text-properties officeooo:rsid="00a0bdda" officeooo:paragraph-rsid="00a0bdda"/>
    </style:style>
    <style:style style:name="P55" style:family="paragraph" style:parent-style-name="Standard">
      <style:text-properties officeooo:rsid="00a23967" officeooo:paragraph-rsid="00a23967"/>
    </style:style>
    <style:style style:name="P56" style:family="paragraph" style:parent-style-name="Standard">
      <style:text-properties officeooo:rsid="00a23967" officeooo:paragraph-rsid="00a3e735"/>
    </style:style>
    <style:style style:name="P57" style:family="paragraph" style:parent-style-name="Standard">
      <style:text-properties officeooo:rsid="00a23967" officeooo:paragraph-rsid="00a52077"/>
    </style:style>
    <style:style style:name="P58" style:family="paragraph" style:parent-style-name="Standard">
      <style:text-properties officeooo:rsid="00a6b8d4" officeooo:paragraph-rsid="00a6b8d4"/>
    </style:style>
    <style:style style:name="P59" style:family="paragraph" style:parent-style-name="Standard">
      <style:text-properties officeooo:rsid="00a6b8d4" officeooo:paragraph-rsid="00aa490f"/>
    </style:style>
    <style:style style:name="P60" style:family="paragraph" style:parent-style-name="Standard">
      <style:text-properties officeooo:rsid="00a8310f" officeooo:paragraph-rsid="00a8310f"/>
    </style:style>
    <style:style style:name="P61" style:family="paragraph" style:parent-style-name="Standard">
      <style:text-properties officeooo:rsid="00abe236" officeooo:paragraph-rsid="00ad3fe3"/>
    </style:style>
    <style:style style:name="P62" style:family="paragraph" style:parent-style-name="Standard">
      <style:text-properties officeooo:rsid="00ad3fe3" officeooo:paragraph-rsid="00ad3fe3"/>
    </style:style>
    <style:style style:name="P63" style:family="paragraph" style:parent-style-name="Standard">
      <style:text-properties officeooo:paragraph-rsid="00af3ca1"/>
    </style:style>
    <style:style style:name="P64" style:family="paragraph" style:parent-style-name="Standard">
      <style:text-properties officeooo:paragraph-rsid="00b0d710"/>
    </style:style>
    <style:style style:name="P65" style:family="paragraph" style:parent-style-name="Standard">
      <style:text-properties officeooo:paragraph-rsid="00b19cd6"/>
    </style:style>
    <style:style style:name="P66" style:family="paragraph" style:parent-style-name="Standard">
      <style:paragraph-properties fo:break-before="page"/>
      <style:text-properties fo:color="#999999" fo:language="en" fo:country="US" fo:font-weight="bold" officeooo:rsid="0032f19b" officeooo:paragraph-rsid="00131f4f" fo:background-color="transparent" style:font-weight-asian="bold" style:font-weight-complex="bold"/>
    </style:style>
    <style:style style:name="P67" style:family="paragraph" style:parent-style-name="Standard">
      <style:text-properties fo:font-weight="normal" officeooo:paragraph-rsid="00544280" style:font-weight-asian="normal" style:font-weight-complex="normal"/>
    </style:style>
    <style:style style:name="P68" style:family="paragraph" style:parent-style-name="Standard">
      <style:text-properties fo:font-weight="normal" officeooo:rsid="00a225e3" officeooo:paragraph-rsid="00a0bdda" style:font-weight-asian="normal" style:font-weight-complex="normal"/>
    </style:style>
    <style:style style:name="P69" style:family="paragraph" style:parent-style-name="Standard">
      <style:text-properties fo:font-weight="normal" officeooo:rsid="00a225e3" officeooo:paragraph-rsid="00a23967" style:font-weight-asian="normal" style:font-weight-complex="normal"/>
    </style:style>
    <style:style style:name="P70" style:family="paragraph" style:parent-style-name="Standard">
      <style:text-properties fo:font-weight="normal" officeooo:rsid="00a23967" officeooo:paragraph-rsid="00a23967" style:font-weight-asian="normal" style:font-weight-complex="normal"/>
    </style:style>
    <style:style style:name="P71" style:family="paragraph" style:parent-style-name="Standard">
      <style:text-properties fo:font-weight="normal" officeooo:rsid="00ad9edd" officeooo:paragraph-rsid="00ad9edd" style:font-weight-asian="normal" style:font-weight-complex="normal"/>
    </style:style>
    <style:style style:name="P72" style:family="paragraph" style:parent-style-name="Standard">
      <style:text-properties fo:font-weight="normal" officeooo:rsid="00af3ca1" officeooo:paragraph-rsid="00af3ca1" style:font-weight-asian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language="en" fo:country="US" fo:font-weight="normal" officeooo:rsid="009dec6d" officeooo:paragraph-rsid="009dec6d" fo:background-color="transparent" style:font-weight-asian="normal" style:font-weight-complex="normal"/>
    </style:style>
    <style:style style:name="T1" style:family="text">
      <style:text-properties officeooo:rsid="0043d0fb"/>
    </style:style>
    <style:style style:name="T2" style:family="text">
      <style:text-properties officeooo:rsid="00136227"/>
    </style:style>
    <style:style style:name="T3" style:family="text">
      <style:text-properties fo:font-weight="bold" fo:background-color="#fff200" loext:char-shading-value="0" style:font-weight-asian="bold" style:font-weight-complex="bold"/>
    </style:style>
    <style:style style:name="T4" style:family="text">
      <style:text-properties fo:font-weight="bold" officeooo:rsid="00136227" fo:background-color="#fff200" loext:char-shading-value="0" style:font-weight-asian="bold" style:font-weight-complex="bold"/>
    </style:style>
    <style:style style:name="T5" style:family="text">
      <style:text-properties fo:font-weight="bold" officeooo:rsid="0032ee51" fo:background-color="#fff200" loext:char-shading-value="0" style:font-weight-asian="bold" style:font-weight-complex="bold"/>
    </style:style>
    <style:style style:name="T6" style:family="text">
      <style:text-properties fo:font-weight="bold" officeooo:rsid="0094c10f" fo:background-color="#fff200" loext:char-shading-value="0" style:font-weight-asian="bold" style:font-weight-complex="bold"/>
    </style:style>
    <style:style style:name="T7" style:family="text">
      <style:text-properties fo:font-weight="bold" officeooo:rsid="00fb0d24" fo:background-color="#fff200" loext:char-shading-value="0" style:font-weight-asian="bold" style:font-weight-complex="bold"/>
    </style:style>
    <style:style style:name="T8" style:family="text">
      <style:text-properties fo:font-weight="bold" officeooo:rsid="00704232" fo:background-color="#fff200" loext:char-shading-value="0" style:font-weight-asian="bold" style:font-weight-complex="bold"/>
    </style:style>
    <style:style style:name="T9" style:family="text">
      <style:text-properties fo:font-weight="bold" officeooo:rsid="0100f487" fo:background-color="#fff200" loext:char-shading-value="0" style:font-weight-asian="bold" style:font-weight-complex="bold"/>
    </style:style>
    <style:style style:name="T10" style:family="text">
      <style:text-properties fo:font-weight="bold" officeooo:rsid="0075af38" fo:background-color="#fff200" loext:char-shading-value="0" style:font-weight-asian="bold" style:font-weight-complex="bold"/>
    </style:style>
    <style:style style:name="T11" style:family="text">
      <style:text-properties fo:font-weight="bold" officeooo:rsid="007dd2d9" fo:background-color="#fff200" loext:char-shading-value="0" style:font-weight-asian="bold" style:font-weight-complex="bold"/>
    </style:style>
    <style:style style:name="T12" style:family="text">
      <style:text-properties fo:font-weight="bold" officeooo:rsid="00839230" fo:background-color="#fff200" loext:char-shading-value="0" style:font-weight-asian="bold" style:font-weight-complex="bold"/>
    </style:style>
    <style:style style:name="T13" style:family="text">
      <style:text-properties fo:font-weight="bold" officeooo:rsid="00544280" fo:background-color="#fff200" loext:char-shading-value="0" style:font-weight-asian="bold" style:font-weight-complex="bold"/>
    </style:style>
    <style:style style:name="T14" style:family="text">
      <style:text-properties fo:font-weight="bold" officeooo:rsid="00a225e3" fo:background-color="#fff200" loext:char-shading-value="0" style:font-weight-asian="bold" style:font-weight-complex="bold"/>
    </style:style>
    <style:style style:name="T15" style:family="text">
      <style:text-properties fo:font-weight="bold" officeooo:rsid="00b19cd6" fo:background-color="#fff200" loext:char-shading-value="0" style:font-weight-asian="bold" style:font-weight-complex="bold"/>
    </style:style>
    <style:style style:name="T16" style:family="text">
      <style:text-properties fo:font-weight="bold" officeooo:rsid="00af3ca1" fo:background-color="#fff200" loext:char-shading-value="0" style:font-weight-asian="bold" style:font-weight-complex="bold"/>
    </style:style>
    <style:style style:name="T17" style:family="text">
      <style:text-properties fo:font-weight="bold" officeooo:rsid="00c7665e" fo:background-color="#fff200" loext:char-shading-value="0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36227" style:font-weight-asian="bold" style:font-weight-complex="bold"/>
    </style:style>
    <style:style style:name="T20" style:family="text">
      <style:text-properties fo:font-weight="bold" officeooo:rsid="00704232" style:font-weight-asian="bold" style:font-weight-complex="bold"/>
    </style:style>
    <style:style style:name="T21" style:family="text">
      <style:text-properties fo:font-weight="bold" officeooo:rsid="008ceef7" style:font-weight-asian="bold" style:font-weight-complex="bold"/>
    </style:style>
    <style:style style:name="T22" style:family="text">
      <style:text-properties fo:font-weight="bold" officeooo:rsid="0100f487" style:font-weight-asian="bold" style:font-weight-complex="bold"/>
    </style:style>
    <style:style style:name="T23" style:family="text">
      <style:text-properties fo:font-weight="bold" officeooo:rsid="007dd2d9" style:font-weight-asian="bold" style:font-weight-complex="bold"/>
    </style:style>
    <style:style style:name="T24" style:family="text">
      <style:text-properties fo:font-weight="bold" officeooo:rsid="007f6d2f" style:font-weight-asian="bold" style:font-weight-complex="bold"/>
    </style:style>
    <style:style style:name="T25" style:family="text">
      <style:text-properties fo:font-weight="bold" officeooo:rsid="0082e481" style:font-weight-asian="bold" style:font-weight-complex="bold"/>
    </style:style>
    <style:style style:name="T26" style:family="text">
      <style:text-properties fo:font-weight="bold" officeooo:rsid="008385af" style:font-weight-asian="bold" style:font-weight-complex="bold"/>
    </style:style>
    <style:style style:name="T27" style:family="text">
      <style:text-properties fo:font-weight="bold" officeooo:rsid="008b5478" style:font-weight-asian="bold" style:font-weight-complex="bold"/>
    </style:style>
    <style:style style:name="T28" style:family="text">
      <style:text-properties fo:font-weight="bold" officeooo:rsid="00912f61" style:font-weight-asian="bold" style:font-weight-complex="bold"/>
    </style:style>
    <style:style style:name="T29" style:family="text">
      <style:text-properties fo:font-weight="bold" officeooo:rsid="0095a034" style:font-weight-asian="bold" style:font-weight-complex="bold"/>
    </style:style>
    <style:style style:name="T30" style:family="text">
      <style:text-properties fo:font-weight="bold" officeooo:rsid="009d56b0" style:font-weight-asian="bold" style:font-weight-complex="bold"/>
    </style:style>
    <style:style style:name="T31" style:family="text">
      <style:text-properties fo:font-weight="bold" officeooo:rsid="00a225e3" style:font-weight-asian="bold" style:font-weight-complex="bold"/>
    </style:style>
    <style:style style:name="T32" style:family="text">
      <style:text-properties fo:font-weight="bold" officeooo:rsid="00a52077" style:font-weight-asian="bold" style:font-weight-complex="bold"/>
    </style:style>
    <style:style style:name="T33" style:family="text">
      <style:text-properties fo:font-weight="bold" officeooo:rsid="00af3ca1" style:font-weight-asian="bold" style:font-weight-complex="bold"/>
    </style:style>
    <style:style style:name="T34" style:family="text">
      <style:text-properties fo:font-weight="bold" officeooo:rsid="00b19cd6" style:font-weight-asian="bold" style:font-weight-complex="bold"/>
    </style:style>
    <style:style style:name="T35" style:family="text">
      <style:text-properties fo:font-weight="bold" officeooo:rsid="00b61fbc" style:font-weight-asian="bold" style:font-weight-complex="bold"/>
    </style:style>
    <style:style style:name="T36" style:family="text">
      <style:text-properties fo:font-weight="bold" officeooo:rsid="00b87a37" style:font-weight-asian="bold" style:font-weight-complex="bold"/>
    </style:style>
    <style:style style:name="T37" style:family="text">
      <style:text-properties fo:font-weight="bold" officeooo:rsid="00bac1aa" style:font-weight-asian="bold" style:font-weight-complex="bold"/>
    </style:style>
    <style:style style:name="T38" style:family="text">
      <style:text-properties fo:font-weight="bold" officeooo:rsid="00c4258e" style:font-weight-asian="bold" style:font-weight-complex="bold"/>
    </style:style>
    <style:style style:name="T39" style:family="text">
      <style:text-properties fo:font-weight="bold" officeooo:rsid="0100f487" fo:background-color="#dddddd" loext:char-shading-value="0" style:font-weight-asian="bold" style:font-weight-complex="bold"/>
    </style:style>
    <style:style style:name="T40" style:family="text">
      <style:text-properties fo:font-weight="bold" officeooo:rsid="0075af38" fo:background-color="#dddddd" loext:char-shading-value="0" style:font-weight-asian="bold" style:font-weight-complex="bold"/>
    </style:style>
    <style:style style:name="T41" style:family="text">
      <style:text-properties fo:font-weight="bold" fo:background-color="transparent" loext:char-shading-value="0" style:font-weight-asian="bold" style:font-weight-complex="bold"/>
    </style:style>
    <style:style style:name="T42" style:family="text">
      <style:text-properties officeooo:rsid="0032ee51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32ee51" style:font-weight-asian="normal" style:font-weight-complex="normal"/>
    </style:style>
    <style:style style:name="T45" style:family="text">
      <style:text-properties fo:font-weight="normal" officeooo:rsid="0100f487" style:font-weight-asian="normal" style:font-weight-complex="normal"/>
    </style:style>
    <style:style style:name="T46" style:family="text">
      <style:text-properties fo:font-weight="normal" officeooo:rsid="007dd2d9" style:font-weight-asian="normal" style:font-weight-complex="normal"/>
    </style:style>
    <style:style style:name="T47" style:family="text">
      <style:text-properties fo:font-weight="normal" officeooo:rsid="00a225e3" style:font-weight-asian="normal" style:font-weight-complex="normal"/>
    </style:style>
    <style:style style:name="T48" style:family="text">
      <style:text-properties fo:font-weight="normal" officeooo:rsid="00a3e735" style:font-weight-asian="normal" style:font-weight-complex="normal"/>
    </style:style>
    <style:style style:name="T49" style:family="text">
      <style:text-properties fo:font-weight="normal" officeooo:rsid="00a52077" style:font-weight-asian="normal" style:font-weight-complex="normal"/>
    </style:style>
    <style:style style:name="T50" style:family="text">
      <style:text-properties fo:font-weight="normal" officeooo:rsid="00a8310f" style:font-weight-asian="normal" style:font-weight-complex="normal"/>
    </style:style>
    <style:style style:name="T51" style:family="text">
      <style:text-properties fo:font-weight="normal" officeooo:rsid="00a9ed4f" style:font-weight-asian="normal" style:font-weight-complex="normal"/>
    </style:style>
    <style:style style:name="T52" style:family="text">
      <style:text-properties fo:font-weight="normal" officeooo:rsid="00af3ca1" style:font-weight-asian="normal" style:font-weight-complex="normal"/>
    </style:style>
    <style:style style:name="T53" style:family="text">
      <style:text-properties fo:font-weight="normal" officeooo:rsid="00b19cd6" style:font-weight-asian="normal" style:font-weight-complex="normal"/>
    </style:style>
    <style:style style:name="T54" style:family="text">
      <style:text-properties fo:font-weight="normal" officeooo:rsid="00b87a37" style:font-weight-asian="normal" style:font-weight-complex="normal"/>
    </style:style>
    <style:style style:name="T55" style:family="text">
      <style:text-properties fo:font-weight="normal" officeooo:rsid="008b5478" style:font-weight-asian="normal" style:font-weight-complex="normal"/>
    </style:style>
    <style:style style:name="T56" style:family="text">
      <style:text-properties fo:font-weight="normal" officeooo:rsid="00c247bd" style:font-weight-asian="normal" style:font-weight-complex="normal"/>
    </style:style>
    <style:style style:name="T57" style:family="text">
      <style:text-properties fo:font-weight="normal" officeooo:rsid="00bb70dd" fo:background-color="transparent" loext:char-shading-value="0" style:font-weight-asian="normal" style:font-weight-complex="normal"/>
    </style:style>
    <style:style style:name="T58" style:family="text">
      <style:text-properties fo:font-weight="normal" officeooo:rsid="00704232" fo:background-color="transparent" loext:char-shading-value="0" style:font-weight-asian="normal" style:font-weight-complex="normal"/>
    </style:style>
    <style:style style:name="T59" style:family="text">
      <style:text-properties fo:font-weight="normal" officeooo:rsid="0100f487" fo:background-color="#dddddd" loext:char-shading-value="0" style:font-weight-asian="normal" style:font-weight-complex="normal"/>
    </style:style>
    <style:style style:name="T60" style:family="text">
      <style:text-properties fo:font-weight="normal" officeooo:rsid="00c247bd" fo:background-color="#dddddd" loext:char-shading-value="0" style:font-weight-asian="normal" style:font-weight-complex="normal"/>
    </style:style>
    <style:style style:name="T61" style:family="text">
      <style:text-properties fo:font-weight="normal" fo:background-color="#fff200" loext:char-shading-value="0" style:font-weight-asian="normal" style:font-weight-complex="normal"/>
    </style:style>
    <style:style style:name="T62" style:family="text">
      <style:text-properties fo:font-weight="normal" officeooo:rsid="0094c10f" fo:background-color="#fff200" loext:char-shading-value="0" style:font-weight-asian="normal" style:font-weight-complex="normal"/>
    </style:style>
    <style:style style:name="T63" style:family="text">
      <style:text-properties fo:font-weight="normal" officeooo:rsid="00f062d5" fo:background-color="#fff200" loext:char-shading-value="0" style:font-weight-asian="normal" style:font-weight-complex="normal"/>
    </style:style>
    <style:style style:name="T64" style:family="text">
      <style:text-properties fo:font-weight="normal" officeooo:rsid="00a52077" fo:background-color="#fff200" loext:char-shading-value="0" style:font-weight-asian="normal" style:font-weight-complex="normal"/>
    </style:style>
    <style:style style:name="T65" style:family="text">
      <style:text-properties fo:background-color="#dddddd" loext:char-shading-value="0"/>
    </style:style>
    <style:style style:name="T66" style:family="text">
      <style:text-properties officeooo:rsid="0100f487" fo:background-color="#dddddd" loext:char-shading-value="0"/>
    </style:style>
    <style:style style:name="T67" style:family="text">
      <style:text-properties officeooo:rsid="00a176b7" fo:background-color="#dddddd" loext:char-shading-value="0"/>
    </style:style>
    <style:style style:name="T68" style:family="text">
      <style:text-properties officeooo:rsid="0014eac0" fo:background-color="#dddddd" loext:char-shading-value="0"/>
    </style:style>
    <style:style style:name="T69" style:family="text">
      <style:text-properties officeooo:rsid="0081af3b"/>
    </style:style>
    <style:style style:name="T70" style:family="text">
      <style:text-properties fo:font-style="italic" fo:font-weight="bold" style:font-style-asian="italic" style:font-weight-asian="bold" style:font-style-complex="italic" style:font-weight-complex="bold"/>
    </style:style>
    <style:style style:name="T71" style:family="text">
      <style:text-properties fo:font-style="italic" fo:font-weight="bold" officeooo:rsid="008385af" style:font-style-asian="italic" style:font-weight-asian="bold" style:font-style-complex="italic" style:font-weight-complex="bold"/>
    </style:style>
    <style:style style:name="T72" style:family="text">
      <style:text-properties fo:font-style="italic" fo:font-weight="bold" officeooo:rsid="00815d26" style:font-style-asian="italic" style:font-weight-asian="bold" style:font-style-complex="italic" style:font-weight-complex="bold"/>
    </style:style>
    <style:style style:name="T73" style:family="text">
      <style:text-properties fo:font-style="italic" fo:font-weight="bold" officeooo:rsid="008f7c79" style:font-style-asian="italic" style:font-weight-asian="bold" style:font-style-complex="italic" style:font-weight-complex="bold"/>
    </style:style>
    <style:style style:name="T74" style:family="text">
      <style:text-properties fo:font-style="italic" fo:font-weight="bold" officeooo:rsid="0095a034" style:font-style-asian="italic" style:font-weight-asian="bold" style:font-style-complex="italic" style:font-weight-complex="bold"/>
    </style:style>
    <style:style style:name="T75" style:family="text">
      <style:text-properties fo:font-style="italic" fo:font-weight="bold" officeooo:rsid="00a225e3" style:font-style-asian="italic" style:font-weight-asian="bold" style:font-style-complex="italic" style:font-weight-complex="bold"/>
    </style:style>
    <style:style style:name="T76" style:family="text">
      <style:text-properties fo:font-style="italic" fo:font-weight="bold" officeooo:rsid="00b36796" style:font-style-asian="italic" style:font-weight-asian="bold" style:font-style-complex="italic" style:font-weight-complex="bold"/>
    </style:style>
    <style:style style:name="T77" style:family="text">
      <style:text-properties fo:font-style="italic" fo:font-weight="bold" fo:background-color="#fff200" loext:char-shading-value="0" style:font-style-asian="italic" style:font-weight-asian="bold" style:font-style-complex="italic" style:font-weight-complex="bold"/>
    </style:style>
    <style:style style:name="T78" style:family="text">
      <style:text-properties fo:font-style="italic" fo:font-weight="bold" officeooo:rsid="008f7c79" fo:background-color="#fff200" loext:char-shading-value="0" style:font-style-asian="italic" style:font-weight-asian="bold" style:font-style-complex="italic" style:font-weight-complex="bold"/>
    </style:style>
    <style:style style:name="T79" style:family="text">
      <style:text-properties fo:font-style="italic" fo:font-weight="bold" officeooo:rsid="008422d3" fo:background-color="#fff200" loext:char-shading-value="0" style:font-style-asian="italic" style:font-weight-asian="bold" style:font-style-complex="italic" style:font-weight-complex="bold"/>
    </style:style>
    <style:style style:name="T8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0815d26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0af3ca1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0a6b8d4" fo:background-color="#fff200" loext:char-shading-value="0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0a52077" fo:background-color="#fff200" loext:char-shading-value="0" style:font-style-asian="italic" style:font-weight-asian="normal" style:font-style-complex="italic" style:font-weight-complex="normal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officeooo:rsid="007bf763" style:font-style-asian="italic" style:font-style-complex="italic"/>
    </style:style>
    <style:style style:name="T87" style:family="text">
      <style:text-properties fo:font-style="italic" officeooo:rsid="00815d26" style:font-style-asian="italic" style:font-style-complex="italic"/>
    </style:style>
    <style:style style:name="T88" style:family="text">
      <style:text-properties fo:font-style="italic" officeooo:rsid="008385af" style:font-style-asian="italic" style:font-style-complex="italic"/>
    </style:style>
    <style:style style:name="T89" style:family="text">
      <style:text-properties fo:font-style="italic" officeooo:rsid="008f7c79" style:font-style-asian="italic" style:font-style-complex="italic"/>
    </style:style>
    <style:style style:name="T90" style:family="text">
      <style:text-properties fo:font-style="italic" officeooo:rsid="0100f487" fo:background-color="#dddddd" loext:char-shading-value="0" style:font-style-asian="italic" style:font-style-complex="italic"/>
    </style:style>
    <style:style style:name="T91" style:family="text">
      <style:text-properties fo:font-style="normal" fo:font-weight="bold" officeooo:rsid="007bf763" style:font-style-asian="normal" style:font-weight-asian="bold" style:font-style-complex="normal" style:font-weight-complex="bold"/>
    </style:style>
    <style:style style:name="T92" style:family="text">
      <style:text-properties fo:font-style="normal" fo:font-weight="bold" officeooo:rsid="007dd2d9" fo:background-color="#fff200" loext:char-shading-value="0" style:font-style-asian="normal" style:font-weight-asian="bold" style:font-style-complex="normal" style:font-weight-complex="bold"/>
    </style:style>
    <style:style style:name="T93" style:family="text">
      <style:text-properties fo:font-style="normal" officeooo:rsid="0100f487" fo:background-color="#dddddd" loext:char-shading-value="0" style:font-style-asian="normal" style:font-style-complex="normal"/>
    </style:style>
    <style:style style:name="T94" style:family="text">
      <style:text-properties fo:font-style="normal" officeooo:rsid="00928b31" fo:background-color="#dddddd" loext:char-shading-value="0" style:font-style-asian="normal" style:font-style-complex="normal"/>
    </style:style>
    <style:style style:name="T95" style:family="text">
      <style:text-properties fo:font-style="normal" officeooo:rsid="009ca3e9" fo:background-color="#dddddd" loext:char-shading-value="0" style:font-style-asian="normal" style:font-style-complex="normal"/>
    </style:style>
    <style:style style:name="T96" style:family="text">
      <style:text-properties fo:font-style="normal" officeooo:rsid="009d56b0" fo:background-color="#dddddd" loext:char-shading-value="0" style:font-style-asian="normal" style:font-style-complex="normal"/>
    </style:style>
    <style:style style:name="T97" style:family="text">
      <style:text-properties fo:font-style="normal" officeooo:rsid="00bac1aa" fo:background-color="#dddddd" loext:char-shading-value="0" style:font-style-asian="normal" style:font-style-complex="normal"/>
    </style:style>
    <style:style style:name="T98" style:family="text">
      <style:text-properties fo:font-style="normal" officeooo:rsid="00c64ec8" fo:background-color="#dddddd" loext:char-shading-value="0" style:font-style-asian="normal" style:font-style-complex="normal"/>
    </style:style>
    <style:style style:name="T99" style:family="text">
      <style:text-properties fo:font-style="normal" fo:font-weight="normal" officeooo:rsid="0100f487" fo:background-color="#dddddd" loext:char-shading-value="0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7bf763" style:font-style-asian="normal" style:font-weight-asian="normal" style:font-style-complex="normal" style:font-weight-complex="normal"/>
    </style:style>
    <style:style style:name="T101" style:family="text">
      <style:text-properties fo:font-style="normal" style:font-style-asian="normal" style:font-style-complex="normal"/>
    </style:style>
    <style:style style:name="T102" style:family="text">
      <style:text-properties fo:font-style="normal" officeooo:rsid="008385af" style:font-style-asian="normal" style:font-style-complex="normal"/>
    </style:style>
    <style:style style:name="T103" style:family="text">
      <style:text-properties fo:font-style="normal" officeooo:rsid="00815d26" style:font-style-asian="normal" style:font-style-complex="normal"/>
    </style:style>
    <style:style style:name="T104" style:family="text">
      <style:text-properties officeooo:rsid="00704232"/>
    </style:style>
    <style:style style:name="T105" style:family="text">
      <style:text-properties officeooo:rsid="00bb70dd"/>
    </style:style>
    <style:style style:name="T106" style:family="text">
      <style:text-properties officeooo:rsid="00fb0d24" fo:background-color="#fff200" loext:char-shading-value="0"/>
    </style:style>
    <style:style style:name="T107" style:family="text">
      <style:text-properties officeooo:rsid="006fc961" fo:background-color="#fff200" loext:char-shading-value="0"/>
    </style:style>
    <style:style style:name="T108" style:family="text">
      <style:text-properties officeooo:rsid="0014818c"/>
    </style:style>
    <style:style style:name="T109" style:family="text">
      <style:text-properties officeooo:rsid="0033d7b7"/>
    </style:style>
    <style:style style:name="T110" style:family="text">
      <style:text-properties fo:language="en" fo:country="US" fo:font-style="normal" fo:font-weight="normal" officeooo:rsid="0100f487" fo:background-color="#dddddd" loext:char-shading-value="0" style:font-style-asian="normal" style:font-weight-asian="normal" style:font-style-complex="normal" style:font-weight-complex="normal"/>
    </style:style>
    <style:style style:name="T111" style:family="text">
      <style:text-properties fo:language="en" fo:country="US" fo:font-style="normal" fo:font-weight="normal" officeooo:rsid="00a52077" fo:background-color="#dddddd" loext:char-shading-value="0" style:font-style-asian="normal" style:font-weight-asian="normal" style:font-style-complex="normal" style:font-weight-complex="normal"/>
    </style:style>
    <style:style style:name="T112" style:family="text">
      <style:text-properties fo:language="en" fo:country="US" fo:font-style="normal" fo:font-weight="bold" officeooo:rsid="0100f487" fo:background-color="#dddddd" loext:char-shading-value="0" style:font-style-asian="normal" style:font-weight-asian="bold" style:font-style-complex="normal" style:font-weight-complex="bold"/>
    </style:style>
    <style:style style:name="T113" style:family="text">
      <style:text-properties fo:language="en" fo:country="US" fo:font-style="italic" fo:font-weight="normal" officeooo:rsid="00815d26" fo:background-color="transparent" loext:char-shading-value="0" style:font-style-asian="italic" style:font-weight-asian="normal" style:font-style-complex="italic" style:font-weight-complex="normal"/>
    </style:style>
    <style:style style:name="T114" style:family="text">
      <style:text-properties fo:language="en" fo:country="US" fo:font-style="italic" fo:font-weight="bold" officeooo:rsid="00b0d710" fo:background-color="transparent" loext:char-shading-value="0" style:font-style-asian="italic" style:font-weight-asian="bold" style:font-style-complex="italic" style:font-weight-complex="bold"/>
    </style:style>
    <style:style style:name="T115" style:family="text">
      <style:text-properties fo:background-color="transparent" loext:char-shading-value="0"/>
    </style:style>
    <style:style style:name="T116" style:family="text">
      <style:text-properties officeooo:rsid="0079c370" fo:background-color="transparent" loext:char-shading-value="0"/>
    </style:style>
    <style:style style:name="T117" style:family="text">
      <style:text-properties officeooo:rsid="00b4ed8c" fo:background-color="transparent" loext:char-shading-value="0"/>
    </style:style>
    <style:style style:name="T118" style:family="text">
      <style:text-properties officeooo:rsid="007dd2d9"/>
    </style:style>
    <style:style style:name="T119" style:family="text">
      <style:text-properties officeooo:rsid="007f6d2f"/>
    </style:style>
    <style:style style:name="T120" style:family="text">
      <style:text-properties officeooo:rsid="00815d26"/>
    </style:style>
    <style:style style:name="T121" style:family="text">
      <style:text-properties officeooo:rsid="0082e481"/>
    </style:style>
    <style:style style:name="T122" style:family="text">
      <style:text-properties officeooo:rsid="008385af"/>
    </style:style>
    <style:style style:name="T123" style:family="text">
      <style:text-properties officeooo:rsid="008ae3fb"/>
    </style:style>
    <style:style style:name="T124" style:family="text">
      <style:text-properties officeooo:rsid="008b5478"/>
    </style:style>
    <style:style style:name="T125" style:family="text">
      <style:text-properties officeooo:rsid="00912f61"/>
    </style:style>
    <style:style style:name="T126" style:family="text">
      <style:text-properties officeooo:rsid="00928b31"/>
    </style:style>
    <style:style style:name="T127" style:family="text">
      <style:text-properties officeooo:rsid="009ca3e9"/>
    </style:style>
    <style:style style:name="T128" style:family="text">
      <style:text-properties officeooo:rsid="0095a034"/>
    </style:style>
    <style:style style:name="T129" style:family="text">
      <style:text-properties officeooo:rsid="009d56b0"/>
    </style:style>
    <style:style style:name="T130" style:family="text">
      <style:text-properties officeooo:rsid="00b6110d"/>
    </style:style>
    <style:style style:name="T131" style:family="text">
      <style:text-properties officeooo:rsid="00b61fbc"/>
    </style:style>
    <style:style style:name="T132" style:family="text">
      <style:text-properties officeooo:rsid="00b80be9"/>
    </style:style>
    <style:style style:name="T133" style:family="text">
      <style:text-properties officeooo:rsid="00b95473"/>
    </style:style>
    <style:style style:name="T134" style:family="text">
      <style:text-properties officeooo:rsid="00bac1aa"/>
    </style:style>
    <style:style style:name="T135" style:family="text">
      <style:text-properties officeooo:rsid="00bdc01a"/>
    </style:style>
    <style:style style:name="T136" style:family="text">
      <style:text-properties officeooo:rsid="00c05f34"/>
    </style:style>
    <style:style style:name="T137" style:family="text">
      <style:text-properties officeooo:rsid="00c4258e"/>
    </style:style>
    <style:style style:name="T138" style:family="text">
      <style:text-properties officeooo:rsid="00c52c9e"/>
    </style:style>
    <style:style style:name="T139" style:family="text">
      <style:text-properties officeooo:rsid="00c7665e"/>
    </style:style>
    <style:style style:name="T140" style:family="text">
      <style:text-properties officeooo:rsid="00c8e0f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### <text:span text:style-name="T1">Intro</text:span> ###</text:p>
      <text:p text:style-name="P50"/>
      <text:p text:style-name="P5"><text:span text:style-name="T2">Here are some </text:span><text:span text:style-name="T4">g</text:span><text:span text:style-name="T5">eneral and Git</text:span><text:span text:style-name="T19"> improvements </text:span><text:span text:style-name="T42">of the </text:span><text:span text:style-name="T44">Eclipse IDE </text:span><text:span text:style-name="T62">201</text:span><text:span text:style-name="T63">9</text:span><text:span text:style-name="T6">-</text:span><text:span text:style-name="T10">12</text:span><text:span text:style-name="T44">,</text:span></text:p>
      <text:p text:style-name="P6"><text:span text:style-name="T65">improvements </text:span><text:span text:style-name="T66">that have been added </text:span><text:span text:style-name="T39">since the last release in </text:span><text:span text:style-name="T40">September</text:span><text:span text:style-name="T39"> </text:span><text:span text:style-name="T66">three months </text:span><text:span text:style-name="T68">ago</text:span><text:span text:style-name="T67">.</text:span></text:p>
      <text:p text:style-name="P2"/>
      <text:p text:style-name="P3"/>
      <text:p text:style-name="P52">### <text:span text:style-name="T69">General </text:span>###</text:p>
      <text:p text:style-name="P49"/>
      <text:p text:style-name="P28"><text:span text:style-name="T45">The former </text:span><text:span text:style-name="T22">Quick Access </text:span><text:span text:style-name="T59">input field </text:span><text:span text:style-name="T60">at the </text:span><text:span text:style-name="T59">top right</text:span><text:span text:style-name="T46"> </text:span><text:span text:style-name="T56">has </text:span><text:span text:style-name="T45">bec</text:span><text:span text:style-name="T56">o</text:span><text:span text:style-name="T45">m</text:span>e <text:span text:style-name="T9">Find Actions,</text:span> <text:span text:style-name="T118">a</text:span> magnifying glass icon.</text:p>
      <text:p text:style-name="P9">The <text:span text:style-name="T85">Find Actions</text:span> dialog can be opened</text:p>
      <text:p text:style-name="P13"><text:span text:style-name="T115">either by </text:span><text:span text:style-name="T41">clicking on the magnifying glass</text:span><text:span text:style-name="T115"> or </text:span><text:span text:style-name="T117">[…]</text:span><text:span text:style-name="T115"> </text:span>as before<text:span text:style-name="T115"> </text:span><text:span text:style-name="T116">[…] </text:span><text:span text:style-name="T115">via the </text:span><text:span text:style-name="T41">shortcut </text:span><text:span text:style-name="T3">Ctrl+3</text:span><text:span text:style-name="T115">.</text:span></text:p>
      <text:p text:style-name="P8"><text:span text:style-name="T118">Since it is now a real dialog, it can be moved and resized</text:span>.</text:p>
      <text:p text:style-name="P29">By <text:span text:style-name="T18">changing the height</text:span> you <text:span text:style-name="T137">can </text:span>control the <text:span text:style-name="T18">number of proposals</text:span>.</text:p>
      <text:p text:style-name="P30"><text:span text:style-name="T86">Find Actions</text:span> <text:span text:style-name="T118">now </text:span><text:span text:style-name="T23">also</text:span><text:span text:style-name="T18"> </text:span><text:span text:style-name="T38">shows </text:span><text:span text:style-name="T9">file</text:span><text:span text:style-name="T11">s</text:span><text:span text:style-name="T91"> </text:span><text:span text:style-name="T100">found</text:span><text:span text:style-name="T91"> </text:span><text:span text:style-name="T92">by name</text:span>.</text:p>
      <text:p text:style-name="P10">In addition to <text:span text:style-name="T123">this</text:span> <text:span text:style-name="T70">Open Resource</text:span> <text:span text:style-name="T123">feature,</text:span> <text:span text:style-name="T70">Quick Search</text:span> <text:span text:style-name="T135">has</text:span> <text:span text:style-name="T130">also been </text:span>integrated into <text:span text:style-name="T85">Find Actions</text:span></text:p>
      <text:p text:style-name="P33"><text:span text:style-name="T119">to find and open </text:span><text:span text:style-name="T3">text</text:span><text:span text:style-name="T18"> files </text:span><text:span text:style-name="T3">containing</text:span><text:span text:style-name="T18"> </text:span><text:span text:style-name="T24">what </text:span><text:span text:style-name="T18">you are looking for</text:span><text:span text:style-name="T119">.</text:span></text:p>
      <text:p text:style-name="P29"/>
      <text:p text:style-name="P14">There is another neat <text:span text:style-name="T137">new </text:span>feature, but that has to be activated first:</text:p>
      <text:p text:style-name="P34">In<text:span text:style-name="T85"> Window […] Preferences […] </text:span><text:span text:style-name="T80">General</text:span><text:span text:style-name="T85"> […] </text:span><text:span text:style-name="T80">Editors</text:span><text:span text:style-name="T85"> […] </text:span><text:span text:style-name="T70">Text Editors</text:span><text:span text:style-name="T80">,</text:span></text:p>
      <text:p text:style-name="P35"><text:span text:style-name="T3">Code Minings</text:span> can be enabled to display <text:span text:style-name="T25">full </text:span><text:span text:style-name="T18">problem messages</text:span> above the corresponding line<text:span text:style-name="T121">s.</text:span></text:p>
      <text:p text:style-name="P11">This works for <text:span text:style-name="T18">different kinds of text editors</text:span>,</text:p>
      <text:p text:style-name="P11">for instance in the <text:span text:style-name="T18">XML editor</text:span>, <text:span text:style-name="T135">[…] </text:span>or here as well in the <text:span text:style-name="T18">Markdown editor</text:span>.</text:p>
      <text:p text:style-name="P31"><text:span text:style-name="T122">For the </text:span><text:span text:style-name="T26">Java editor</text:span><text:span text:style-name="T122">, </text:span><text:span text:style-name="T102">in</text:span><text:span text:style-name="T88"> </text:span><text:span text:style-name="T87">Window […] Preferences</text:span><text:span text:style-name="T103">, </text:span><text:span text:style-name="T99">in addition to the text editor preferences</text:span></text:p>
      <text:p text:style-name="P31"><text:span text:style-name="T88">[</text:span><text:span text:style-name="T87">…] </text:span><text:span text:style-name="T71">Java</text:span><text:span text:style-name="T81"> […] </text:span><text:span text:style-name="T72">Editor</text:span><text:span text:style-name="T81"> […] </text:span><text:span text:style-name="T71">Code Minings</text:span><text:span text:style-name="T120"> have to be enabled.</text:span></text:p>
      <text:p text:style-name="P32"/>
      <text:p text:style-name="P38">There is another <text:span text:style-name="T18">new text editor preference</text:span>:</text:p>
      <text:p text:style-name="P36">If <text:span text:style-name="T18">spaces for tabs</text:span> <text:span text:style-name="T124">are</text:span> <text:span text:style-name="T131">configured</text:span> <text:span text:style-name="T124">for </text:span>the tab key,</text:p>
      <text:p text:style-name="P37">there is <text:span text:style-name="T124">now </text:span>a<text:span text:style-name="T124"> </text:span><text:span text:style-name="T27">corresponding option</text:span><text:span text:style-name="T124"> to </text:span><text:span text:style-name="T27">remove </text:span><text:span text:style-name="T35">the same number of</text:span><text:span text:style-name="T27"> spaces</text:span><text:span text:style-name="T124"> </text:span>via <text:span text:style-name="T18">backspace</text:span> or <text:span text:style-name="T18">delete</text:span><text:span text:style-name="T55"> at once</text:span>.</text:p>
      <text:p text:style-name="P40"><text:span text:style-name="T89">ta</text:span><text:span text:style-name="T85">b</text:span> […] <text:span text:style-name="T85">tab</text:span> […] <text:span text:style-name="T85">backspace</text:span> […] <text:span text:style-name="T85">backspace </text:span>or</text:p>
      <text:p text:style-name="P40"><text:span text:style-name="T85">tab</text:span> […] <text:span text:style-name="T85">tab</text:span> […] moving cursor to the beginning […] <text:span text:style-name="T85">delete</text:span> […] <text:span text:style-name="T85">delete</text:span>.</text:p>
      <text:p text:style-name="P39"/>
      <text:p text:style-name="P15"><text:span text:style-name="T93">By default,</text:span> in the <text:span text:style-name="T73">C</text:span><text:span text:style-name="T70">onsole</text:span> view <text:span text:style-name="T18">control characters</text:span> are <text:span text:style-name="T18">not interprete</text:span><text:span text:style-name="T28">d</text:span><text:span text:style-name="T125"> </text:span><text:span text:style-name="T95">to make sure no </text:span><text:span text:style-name="T93">previous output </text:span><text:span text:style-name="T95">will be overridden</text:span><text:span text:style-name="T93">.</text:span></text:p>
      <text:p text:style-name="P16"><text:span text:style-name="T93">However,</text:span> <text:span text:style-name="T126">w</text:span>hen <text:span text:style-name="T78">b</text:span><text:span text:style-name="T77">ackspace</text:span> and <text:span text:style-name="T78">c</text:span><text:span text:style-name="T77">arriage </text:span><text:span text:style-name="T78">r</text:span><text:span text:style-name="T77">eturn</text:span> are used <text:span text:style-name="T131">e.g. </text:span>for progress indicators,</text:p>
      <text:p text:style-name="P16"><text:span text:style-name="T94">like</text:span><text:span text:style-name="T93"> </text:span><text:span text:style-name="T97">the spinners </text:span><text:span text:style-name="T93">in this Windows batch </text:span><text:span text:style-name="T97">sample</text:span>, <text:span text:style-name="T126">this</text:span> looks odd.</text:p>
      <text:p text:style-name="P40">For such cases the interpretation of these <text:span text:style-name="T138">two</text:span> control characters can be <text:span text:style-name="T18">enabled</text:span></text:p>
      <text:p text:style-name="P19">in <text:span text:style-name="T87">Window […] Preferences […] </text:span><text:span text:style-name="T70">Run/Debug</text:span><text:span text:style-name="T87"> […] </text:span><text:span text:style-name="T74">Console</text:span><text:span text:style-name="T85"> </text:span><text:span text:style-name="T101">by ticking the </text:span><text:span text:style-name="T79">Interpret ASCII control characters</text:span><text:span text:style-name="T101"> checkbox.</text:span></text:p>
      <text:p text:style-name="P47">This is <text:span text:style-name="T138">what</text:span> the <text:span text:style-name="T18">same</text:span> output <text:span text:style-name="T18">with interpreted control characters</text:span> looks like. - <text:span text:style-name="T132">Much better, isn’t it?</text:span></text:p>
      <text:p text:style-name="P20">The interpretation of the <text:span text:style-name="T70">carriage return</text:span> character can be <text:span text:style-name="T134">set</text:span> <text:span text:style-name="T18">separately</text:span><text:span text:style-name="T127"> with the checkbox below.</text:span></text:p>
      <text:p text:style-name="P15"/>
      <text:p text:style-name="P41">There are a couple of smaller UI improvements.</text:p>
      <text:p text:style-name="P17"><text:span text:style-name="T128">For example, the </text:span><text:span text:style-name="T29">p</text:span><text:span text:style-name="T18">erspective switcher</text:span>, <text:span text:style-name="T93">by default </text:span><text:span text:style-name="T96">to the </text:span><text:span text:style-name="T93">right of the </text:span><text:span text:style-name="T90">Find Actions</text:span>, <text:span text:style-name="T127">has been redesigned.</text:span></text:p>
      <text:p text:style-name="P48">The <text:span text:style-name="T18">reduced height</text:span> reduce<text:span text:style-name="T134">s</text:span> the overall height of the main toolbar.</text:p>
      <text:p text:style-name="P21"><text:span text:style-name="T132">The</text:span> <text:span text:style-name="T30">v</text:span><text:span text:style-name="T18">iew menu</text:span> <text:span text:style-name="T129">icon has been redesigned too:</text:span> <text:span text:style-name="T93">the triangle </text:span><text:span text:style-name="T98">has </text:span><text:span text:style-name="T97">bec</text:span><text:span text:style-name="T98">o</text:span><text:span text:style-name="T97">me</text:span><text:span text:style-name="T129"> </text:span><text:span text:style-name="T18">three dots</text:span>.</text:p>
      <text:p text:style-name="P18"/>
      <text:p text:style-name="P42">The dark theme has also been polished,</text:p>
      <text:p text:style-name="P42">for example by using <text:span text:style-name="T18">less different colors</text:span> in some places</text:p>
      <text:p text:style-name="P42">and a <text:span text:style-name="T18">darker background </text:span>in all <text:span text:style-name="T18">search fields</text:span>.</text:p>
      <text:p text:style-name="P18"/>
      <text:p text:style-name="P12"><text:span text:style-name="T101">As you can see in </text:span><text:span text:style-name="T85">Window […] Preferences […] Install/Update […] Available Software Sites</text:span><text:span text:style-name="T101">,</text:span></text:p>
      <text:p text:style-name="P42"><text:span text:style-name="T132">the </text:span><text:span text:style-name="T85">Latest Eclipse Release</text:span> is enabled by default.</text:p>
      <text:p text:style-name="P22">From now on <text:span text:style-name="T18">you will be </text:span><text:span text:style-name="T13">asked</text:span><text:span text:style-name="T18"> </text:span>if you want <text:span text:style-name="T13">to upgrade,</text:span><text:span text:style-name="T18"> </text:span><text:span text:style-name="T37">a</text:span><text:span text:style-name="T18">s soon</text:span> as a <text:span text:style-name="T13">new release</text:span> is available.</text:p>
      <text:p text:style-name="P73"/>
      <text:p text:style-name="P23"/>
      <text:p text:style-name="P52">### <text:span text:style-name="T108">Git </text:span>###</text:p>
      <text:p text:style-name="P49"/>
      <text:p text:style-name="P67">Let's get to the Git improvements.</text:p>
      <text:p text:style-name="P67"/>
      <text:p text:style-name="P54"><text:span text:style-name="T43">In the </text:span><text:span text:style-name="T75">History</text:span><text:span text:style-name="T47"> view, the </text:span><text:span text:style-name="T31">button to switch between </text:span><text:span text:style-name="T14">current</text:span><text:span text:style-name="T31"> branch and </text:span><text:span text:style-name="T14">all branches</text:span><text:span text:style-name="T47"> has been </text:span><text:span text:style-name="T14">extended</text:span><text:span text:style-name="T47"> by a pull-down menu.</text:span></text:p>
      <text:p text:style-name="P68">Via this menu you can choose which branches and tags should be filtered.</text:p>
      <text:p text:style-name="P69"/>
      <text:p text:style-name="P55"><text:span text:style-name="T110">For example,</text:span><text:span text:style-name="T43"> to show </text:span><text:span text:style-name="T54">everything</text:span><text:span text:style-name="T43"> except remote stuff.</text:span></text:p>
      <text:p text:style-name="P70"/>
      <text:p text:style-name="P56"><text:span text:style-name="T48">Or </text:span><text:span text:style-name="T110">if there are many branches and tags,</text:span></text:p>
      <text:p text:style-name="P57"><text:span text:style-name="T110">it </text:span><text:span text:style-name="T111">might</text:span><text:span text:style-name="T110"> be </text:span><text:span text:style-name="T112">handy</text:span><text:span text:style-name="T43"> to </text:span><text:span text:style-name="T18">limit</text:span><text:span text:style-name="T43"> the shown commits </text:span><text:span text:style-name="T18">to the current and </text:span><text:span text:style-name="T36">to</text:span><text:span text:style-name="T32"> </text:span><text:span text:style-name="T18">another branch</text:span><text:span text:style-name="T43">.</text:span></text:p>
      <text:p text:style-name="P56"><text:span text:style-name="T110">For that</text:span><text:span text:style-name="T43"> you have to </text:span><text:span text:style-name="T18">specify the other branch</text:span><text:span text:style-name="T43"> </text:span><text:span text:style-name="T49">in the </text:span><text:span text:style-name="T83">Configure </text:span><text:span text:style-name="T84">Ref Filters</text:span><text:span text:style-name="T64"> dialog</text:span><text:span text:style-name="T49">:</text:span></text:p>
      <text:p text:style-name="P58"><text:span text:style-name="T32">C</text:span><text:span text:style-name="T18">lick </text:span><text:span text:style-name="T70">Add</text:span><text:span text:style-name="T43"> and </text:span><text:span text:style-name="T18">enter</text:span><text:span text:style-name="T43"> the filter pattern, </text:span><text:span text:style-name="T54">[…]</text:span><text:span text:style-name="T43"> </text:span><text:span text:style-name="T18">select </text:span><text:span text:style-name="T70">HEAD</text:span><text:span text:style-name="T43"> and the </text:span><text:span text:style-name="T18">new filter</text:span><text:span text:style-name="T43"> </text:span><text:span text:style-name="T54">[…] </text:span><text:span text:style-name="T43">and click OK,</text:span></text:p>
      <text:p text:style-name="P59"><text:span text:style-name="T61">voilà</text:span><text:span text:style-name="T43">, only </text:span><text:span text:style-name="T51">commits of these </text:span><text:span text:style-name="T43">both branches </text:span><text:span text:style-name="T54">are shown;</text:span></text:p>
      <text:p text:style-name="P59"><text:span text:style-name="T43">or – when disabling HEAD – only </text:span><text:span text:style-name="T50">the commits</text:span><text:span text:style-name="T43"> of the specified branch.</text:span></text:p>
      <text:p text:style-name="P68"/>
      <text:p text:style-name="P60"><text:span text:style-name="T47">I</text:span><text:span text:style-name="T43">n the </text:span><text:span text:style-name="T70">Git Repositories</text:span><text:span text:style-name="T43"> view, </text:span><text:span text:style-name="T3">repositories can be grouped in</text:span><text:span text:style-name="T17">to</text:span><text:span text:style-name="T3"> folders</text:span><text:span text:style-name="T43">:</text:span></text:p>
      <text:p text:style-name="P61"><text:span text:style-name="T110">Select the repositories to be grouped,</text:span><text:span text:style-name="T43"> </text:span></text:p>
      <text:p text:style-name="P61"><text:span text:style-name="T43">in the view menu choose </text:span><text:span text:style-name="T77">Create a Repository Group</text:span></text:p>
      <text:p text:style-name="P44">and enter the folder name.</text:p>
      <text:p text:style-name="P62"><text:span text:style-name="T43">Repositories can be </text:span><text:span text:style-name="T18">moved</text:span><text:span text:style-name="T43"> into and out of groups </text:span><text:span text:style-name="T18">via drag and drop</text:span><text:span text:style-name="T43">.</text:span></text:p>
      <text:p text:style-name="P71"/>
      <text:p text:style-name="P63"><text:span text:style-name="T110">Previously, when using an </text:span><text:span text:style-name="T112">authenticated proxy</text:span><text:span text:style-name="T110">, it was </text:span><text:span text:style-name="T112">not possible to access repositories</text:span><text:span text:style-name="T110"> via HTTP or via HTTP</text:span><text:span text:style-name="T112">S</text:span><text:span text:style-name="T110">.</text:span></text:p>
      <text:p text:style-name="P63"><text:span text:style-name="T52">To make this work </text:span><text:span text:style-name="T16">even with a proxy with authentication</text:span><text:span text:style-name="T52">, </text:span><text:span text:style-name="T82">Apache HTTP</text:span><text:span text:style-name="T52"> is now</text:span><text:span text:style-name="T54"> </text:span><text:span text:style-name="T52">used.</text:span></text:p>
      <text:p text:style-name="P64"><text:span text:style-name="T52">In case of problems, in </text:span><text:span text:style-name="T113">Window […] Preferences […] </text:span><text:span text:style-name="T114">Team</text:span><text:span text:style-name="T113"> […] </text:span><text:span text:style-name="T114">Git</text:span><text:span text:style-name="T52">,</text:span></text:p>
      <text:p text:style-name="P64"><text:span text:style-name="T52">you can switch back to the </text:span><text:span text:style-name="T33">previously used Java built-in HTTP client</text:span><text:span text:style-name="T52">.</text:span></text:p>
      <text:p text:style-name="P72"/>
      <text:p text:style-name="P43"><text:span text:style-name="T18">Git</text:span> <text:span text:style-name="T139">has </text:span>bec<text:span text:style-name="T139">o</text:span>me <text:span text:style-name="T34">even</text:span><text:span text:style-name="T18"> faster</text:span> in Eclipse:</text:p>
      <text:p text:style-name="P65"><text:span text:style-name="T110">By default,</text:span><text:span text:style-name="T53"> </text:span><text:span text:style-name="T15">pulling</text:span><text:span text:style-name="T53"> is now done </text:span><text:span text:style-name="T15">in parallel</text:span><text:span text:style-name="T53">.</text:span></text:p>
      <text:p text:style-name="P45">Git config files are accessed far less frequently than before</text:p>
      <text:p text:style-name="P45">and when switching to another branch, only files actually modified will be refreshed.</text:p>
      <text:p text:style-name="P25"><text:span text:style-name="T140">When do</text:span>ing the same in the <text:span text:style-name="T18">previous</text:span> release,</text:p>
      <text:p text:style-name="P25"><text:span text:style-name="T133">in contrast, </text:span>you will see in the status bar “<text:span text:style-name="T76">Building Workspace”</text:span> for a short moment.</text:p>
      <text:p text:style-name="P46">With larger repositories, the differences might be <text:span text:style-name="T133">even </text:span>more visible.</text:p>
      <text:p text:style-name="P26"/>
      <text:p text:style-name="P24"/>
      <text:p text:style-name="P53">### Outro ###</text:p>
      <text:p text:style-name="P51"/>
      <text:p text:style-name="P27"><text:span text:style-name="T104">These were some of the </text:span><text:span text:style-name="T20">general </text:span><text:span text:style-name="T21">and Git</text:span><text:span text:style-name="T104"> improvements</text:span></text:p>
      <text:p text:style-name="P27"><text:span text:style-name="T105">of the </text:span><text:span text:style-name="T20">quarterly </text:span><text:span text:style-name="T57">Rolling</text:span><text:span text:style-name="T58"> Release </text:span><text:span text:style-name="T12">December</text:span><text:span text:style-name="T8"> 201</text:span><text:span text:style-name="T7">9</text:span><text:span text:style-name="T104">.</text:span></text:p>
      <text:p text:style-name="P27"/>
      <text:p text:style-name="P7">The Java improvements, <text:span text:style-name="T136">including built-in Java 13 support and postfix completion, </text:span>are shown in a separate video.</text:p>
      <text:p text:style-name="P7">If you <text:span text:style-name="T109">have missed</text:span> some versions, you might want to watch the previous videos, too.</text:p>
      <text:p text:style-name="P1"/>
      <text:p text:style-name="P4"><text:span text:style-name="T106">Thank</text:span><text:span text:style-name="T107">s</text:span> for watching and <text:span text:style-name="T106">happy coding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08:46:58.207000000</meta:creation-date>
    <dc:date>2019-12-17T09:54:20.804000000</dc:date>
    <meta:editing-duration>PT16H24M31S</meta:editing-duration>
    <meta:editing-cycles>98</meta:editing-cycles>
    <meta:generator>LibreOffice/6.1.5.2$Windows_X86_64 LibreOffice_project/90f8dcf33c87b3705e78202e3df5142b201bd805</meta:generator>
    <meta:document-statistic meta:table-count="0" meta:image-count="0" meta:object-count="0" meta:page-count="1" meta:paragraph-count="74" meta:word-count="856" meta:character-count="4922" meta:non-whitespace-character-count="4137"/>
  </office:meta>
</office:document-meta>
</file>